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text-align="justify" fo:margin-top="0.1666in" fo:margin-bottom="0.1666in" fo:line-height="0.2777in" fo:margin-left="0.5562in" fo:text-indent="-0.5562in">
        <style:tab-stops/>
      </style:paragraph-properties>
      <style:text-properties style:font-name="標楷體" style:font-name-asian="標楷體" fo:font-weight="bold" style:font-weight-asian="bold" fo:font-size="20pt" style:font-size-asian="20pt" style:font-size-complex="20pt"/>
    </style:style>
    <style:style style:name="P3" style:parent-style-name="Textbody" style:family="paragraph">
      <style:paragraph-properties fo:text-align="justify" fo:margin-top="0.0833in" fo:line-height="0.3055in" fo:margin-left="0.35in" fo:text-indent="-0.35in">
        <style:tab-stops/>
      </style:paragraph-properties>
      <style:text-properties style:font-name="標楷體" style:font-name-asian="標楷體" fo:font-size="14pt" style:font-size-asian="14pt"/>
    </style:style>
    <style:style style:name="P4" style:parent-style-name="Textbody" style:family="paragraph">
      <style:paragraph-properties fo:text-align="justify" fo:margin-top="0.0833in" fo:line-height="0.3055in" fo:margin-left="0.3666in">
        <style:tab-stops/>
      </style:paragraph-properties>
      <style:text-properties style:font-name="標楷體" style:font-name-asian="標楷體" fo:font-size="14pt" style:font-size-asian="14pt"/>
    </style:style>
    <style:style style:name="P5" style:parent-style-name="Textbody" style:family="paragraph">
      <style:paragraph-properties fo:text-align="justify" fo:margin-top="0.0833in" fo:line-height="0.3055in" fo:margin-left="0.3888in" fo:text-indent="-0.3888in">
        <style:tab-stops/>
      </style:paragraph-properties>
      <style:text-properties style:font-name="標楷體" style:font-name-asian="標楷體" fo:font-size="14pt" style:font-size-asian="14pt"/>
    </style:style>
    <style:style style:name="P6" style:parent-style-name="Textbody" style:family="paragraph">
      <style:paragraph-properties style:line-break="normal" style:punctuation-wrap="simple" fo:text-align="justify" fo:margin-top="0.0347in" fo:line-height="0.3055in" fo:margin-left="0.9166in" fo:text-indent="-0.5833in">
        <style:tab-stops/>
      </style:paragraph-properties>
    </style:style>
    <style:style style:name="T7" style:parent-style-name="預設段落字型" style:family="text">
      <style:text-properties style:font-name="標楷體" style:font-name-asian="標楷體" fo:font-size="14pt" style:font-size-asian="14pt"/>
    </style:style>
    <style:style style:name="T8" style:parent-style-name="預設段落字型" style:family="text">
      <style:text-properties style:font-name="標楷體" style:font-name-asian="標楷體" fo:font-size="14pt" style:font-size-asian="14pt"/>
    </style:style>
    <style:style style:name="T9" style:parent-style-name="超連結" style:family="text">
      <style:text-properties style:font-name="標楷體" style:font-name-asian="標楷體" style:use-window-font-color="true" fo:font-size="14pt" style:font-size-asian="14pt" style:text-underline-type="none"/>
    </style:style>
    <style:style style:name="T10" style:parent-style-name="預設段落字型" style:family="text">
      <style:text-properties style:font-name="標楷體" style:font-name-asian="標楷體" fo:font-size="14pt" style:font-size-asian="14pt"/>
    </style:style>
    <style:style style:name="T11" style:parent-style-name="預設段落字型" style:family="text">
      <style:text-properties style:font-name="標楷體" style:font-name-asian="標楷體" style:font-weight-complex="bold" style:letter-kerning="false" fo:font-size="14pt" style:font-size-asian="14pt" style:font-size-complex="14pt"/>
    </style:style>
    <style:style style:name="P12" style:parent-style-name="Textbody" style:family="paragraph">
      <style:paragraph-properties style:punctuation-wrap="simple" fo:text-align="justify" fo:margin-top="0.0347in" fo:line-height="0.3055in" fo:margin-left="1.1833in" fo:text-indent="-0.35in">
        <style:tab-stops/>
      </style:paragraph-properties>
    </style:style>
    <style:style style:name="T13" style:parent-style-name="預設段落字型" style:family="text">
      <style:text-properties style:font-name="標楷體" style:font-name-asian="標楷體" fo:font-size="14pt" style:font-size-asian="14pt"/>
    </style:style>
    <style:style style:name="T14" style:parent-style-name="預設段落字型" style:family="text">
      <style:text-properties style:font-name="標楷體" style:font-name-asian="標楷體" fo:font-size="14pt" style:font-size-asian="14pt"/>
    </style:style>
    <style:style style:name="T15" style:parent-style-name="預設段落字型" style:family="text">
      <style:text-properties style:font-name="標楷體" style:font-name-asian="標楷體" fo:font-size="14pt" style:font-size-asian="14pt"/>
    </style:style>
    <style:style style:name="T16" style:parent-style-name="預設段落字型" style:family="text">
      <style:text-properties style:font-name="標楷體" style:font-name-asian="標楷體" fo:font-size="14pt" style:font-size-asian="14pt"/>
    </style:style>
    <style:style style:name="T17" style:parent-style-name="預設段落字型" style:family="text">
      <style:text-properties style:font-name="標楷體" style:font-name-asian="標楷體" fo:font-size="14pt" style:font-size-asian="14pt"/>
    </style:style>
    <style:style style:name="T18" style:parent-style-name="預設段落字型" style:family="text">
      <style:text-properties style:font-name="標楷體" style:font-name-asian="標楷體" fo:font-size="14pt" style:font-size-asian="14pt"/>
    </style:style>
    <style:style style:name="T19" style:parent-style-name="預設段落字型" style:family="text">
      <style:text-properties style:font-name="標楷體" style:font-name-asian="標楷體" fo:font-size="14pt" style:font-size-asian="14pt"/>
    </style:style>
    <style:style style:name="T20" style:parent-style-name="預設段落字型" style:family="text">
      <style:text-properties style:font-name="標楷體" style:font-name-asian="標楷體" fo:font-size="14pt" style:font-size-asian="14pt"/>
    </style:style>
    <style:style style:name="T21" style:parent-style-name="預設段落字型" style:family="text">
      <style:text-properties style:font-name="標楷體" style:font-name-asian="標楷體" fo:font-size="14pt" style:font-size-asian="14pt"/>
    </style:style>
    <style:style style:name="T22" style:parent-style-name="預設段落字型" style:family="text">
      <style:text-properties style:font-name="標楷體" style:font-name-asian="標楷體" style:font-weight-complex="bold" fo:font-size="14pt" style:font-size-asian="14pt" style:font-size-complex="14pt"/>
    </style:style>
    <style:style style:name="P23" style:parent-style-name="Textbody" style:family="paragraph">
      <style:paragraph-properties style:punctuation-wrap="simple" fo:text-align="justify" fo:margin-top="0.0347in" fo:line-height="0.3055in" fo:margin-left="1.2222in" fo:text-indent="-0.3888in">
        <style:tab-stops/>
      </style:paragraph-properties>
    </style:style>
    <style:style style:name="T24" style:parent-style-name="預設段落字型" style:family="text">
      <style:text-properties style:font-name="標楷體" style:font-name-asian="標楷體" fo:font-size="14pt" style:font-size-asian="14pt"/>
    </style:style>
    <style:style style:name="T25" style:parent-style-name="預設段落字型" style:family="text">
      <style:text-properties style:font-name="標楷體" style:font-name-asian="標楷體" style:font-weight-complex="bold" fo:font-size="14pt" style:font-size-asian="14pt" style:font-size-complex="14pt"/>
    </style:style>
    <style:style style:name="P26" style:parent-style-name="本文" style:family="paragraph">
      <style:paragraph-properties fo:margin-top="0.0347in" fo:line-height="0.3055in" fo:margin-left="1.5743in" fo:margin-right="0.0784in" fo:text-indent="-0.2861in">
        <style:tab-stops>
          <style:tab-stop style:type="left" style:position="-0.5673in"/>
        </style:tab-stops>
      </style:paragraph-properties>
      <style:text-properties style:font-name="標楷體" style:font-name-asian="標楷體" style:font-weight-complex="bold" fo:font-size="14pt" style:font-size-asian="14pt" style:font-size-complex="14pt"/>
    </style:style>
    <style:style style:name="P27" style:parent-style-name="本文" style:family="paragraph">
      <style:paragraph-properties fo:margin-top="0.0347in" fo:line-height="0.3055in" fo:margin-left="1.5743in" fo:margin-right="0.0784in" fo:text-indent="-0.2861in">
        <style:tab-stops>
          <style:tab-stop style:type="left" style:position="-0.5673in"/>
        </style:tab-stops>
      </style:paragraph-properties>
      <style:text-properties style:font-name="標楷體" style:font-name-asian="標楷體" style:font-weight-complex="bold" fo:font-size="14pt" style:font-size-asian="14pt" style:font-size-complex="14pt"/>
    </style:style>
    <style:style style:name="P28" style:parent-style-name="本文" style:family="paragraph">
      <style:paragraph-properties fo:margin-top="0.0347in" fo:line-height="0.3055in" fo:margin-left="1.5743in" fo:margin-right="0.0784in" fo:text-indent="-0.2861in">
        <style:tab-stops>
          <style:tab-stop style:type="left" style:position="-0.5673in"/>
        </style:tab-stops>
      </style:paragraph-properties>
      <style:text-properties style:font-name="標楷體" style:font-name-asian="標楷體" style:font-weight-complex="bold" fo:font-size="14pt" style:font-size-asian="14pt" style:font-size-complex="14pt"/>
    </style:style>
    <style:style style:name="P29" style:parent-style-name="Textbody" style:family="paragraph">
      <style:paragraph-properties style:line-break="normal" style:punctuation-wrap="simple" fo:text-align="justify" fo:margin-top="0.0347in" fo:line-height="0.3055in" fo:margin-left="0.9166in" fo:text-indent="-0.5833in">
        <style:tab-stops/>
      </style:paragraph-properties>
    </style:style>
    <style:style style:name="T30" style:parent-style-name="預設段落字型" style:family="text">
      <style:text-properties style:font-name="標楷體" style:font-name-asian="標楷體" fo:font-size="14pt" style:font-size-asian="14pt"/>
    </style:style>
    <style:style style:name="T31" style:parent-style-name="預設段落字型" style:family="text">
      <style:text-properties style:font-name="標楷體" style:font-name-asian="標楷體" fo:font-size="14pt" style:font-size-asian="14pt"/>
    </style:style>
    <style:style style:name="T32" style:parent-style-name="預設段落字型" style:family="text">
      <style:text-properties style:font-name="標楷體" style:font-name-asian="標楷體" fo:font-size="14pt" style:font-size-asian="14pt"/>
    </style:style>
    <style:style style:name="T33" style:parent-style-name="預設段落字型" style:family="text">
      <style:text-properties style:font-name="標楷體" style:font-name-asian="標楷體" style:font-weight-complex="bold" fo:font-size="14pt" style:font-size-asian="14pt" style:font-size-complex="14pt"/>
    </style:style>
    <style:style style:name="P34" style:parent-style-name="Textbody" style:family="paragraph">
      <style:paragraph-properties style:punctuation-wrap="simple" fo:text-align="justify" fo:margin-top="0.0347in" fo:line-height="0.3055in" fo:margin-left="1.1833in" fo:text-indent="-0.35in">
        <style:tab-stops/>
      </style:paragraph-properties>
    </style:style>
    <style:style style:name="T35" style:parent-style-name="預設段落字型" style:family="text">
      <style:text-properties style:font-name="標楷體" style:font-name-asian="標楷體" fo:font-size="14pt" style:font-size-asian="14pt"/>
    </style:style>
    <style:style style:name="T36" style:parent-style-name="預設段落字型" style:family="text">
      <style:text-properties style:font-name="標楷體" style:font-name-asian="標楷體" fo:font-size="14pt" style:font-size-asian="14pt"/>
    </style:style>
    <style:style style:name="T37" style:parent-style-name="預設段落字型" style:family="text">
      <style:text-properties style:font-name="標楷體" style:font-name-asian="標楷體" fo:font-size="14pt" style:font-size-asian="14pt"/>
    </style:style>
    <style:style style:name="T38" style:parent-style-name="預設段落字型" style:family="text">
      <style:text-properties style:font-name="標楷體" style:font-name-asian="標楷體" fo:font-size="14pt" style:font-size-asian="14pt"/>
    </style:style>
    <style:style style:name="T39" style:parent-style-name="預設段落字型" style:family="text">
      <style:text-properties style:font-name="標楷體" style:font-name-asian="標楷體" fo:font-size="14pt" style:font-size-asian="14pt"/>
    </style:style>
    <style:style style:name="T40" style:parent-style-name="預設段落字型" style:family="text">
      <style:text-properties style:font-name="標楷體" style:font-name-asian="標楷體" fo:font-size="14pt" style:font-size-asian="14pt"/>
    </style:style>
    <style:style style:name="T41" style:parent-style-name="預設段落字型" style:family="text">
      <style:text-properties style:font-name="標楷體" style:font-name-asian="標楷體" fo:font-size="14pt" style:font-size-asian="14pt"/>
    </style:style>
    <style:style style:name="T42" style:parent-style-name="預設段落字型" style:family="text">
      <style:text-properties style:font-name="標楷體" style:font-name-asian="標楷體" fo:font-size="14pt" style:font-size-asian="14pt"/>
    </style:style>
    <style:style style:name="T43" style:parent-style-name="預設段落字型" style:family="text">
      <style:text-properties style:font-name="標楷體" style:font-name-asian="標楷體" fo:font-size="14pt" style:font-size-asian="14pt"/>
    </style:style>
    <style:style style:name="T44" style:parent-style-name="預設段落字型" style:family="text">
      <style:text-properties style:font-name="標楷體" style:font-name-asian="標楷體" fo:font-size="14pt" style:font-size-asian="14pt"/>
    </style:style>
    <style:style style:name="T45" style:parent-style-name="預設段落字型" style:family="text">
      <style:text-properties style:font-name="標楷體" style:font-name-asian="標楷體" fo:font-size="14pt" style:font-size-asian="14pt"/>
    </style:style>
    <style:style style:name="T46" style:parent-style-name="預設段落字型" style:family="text">
      <style:text-properties style:font-name="標楷體" style:font-name-asian="標楷體" fo:font-size="14pt" style:font-size-asian="14pt"/>
    </style:style>
    <style:style style:name="T47" style:parent-style-name="預設段落字型" style:family="text">
      <style:text-properties style:font-name="標楷體" style:font-name-asian="標楷體" style:font-weight-complex="bold" fo:font-size="14pt" style:font-size-asian="14pt" style:font-size-complex="14pt"/>
    </style:style>
    <style:style style:name="P48" style:parent-style-name="Textbody" style:family="paragraph">
      <style:paragraph-properties style:punctuation-wrap="simple" fo:text-align="justify" fo:margin-top="0.0347in" fo:line-height="0.3055in" fo:margin-left="1.2222in" fo:text-indent="-0.3888in">
        <style:tab-stops/>
      </style:paragraph-properties>
    </style:style>
    <style:style style:name="T49" style:parent-style-name="預設段落字型" style:family="text">
      <style:text-properties style:font-name="標楷體" style:font-name-asian="標楷體" fo:font-size="14pt" style:font-size-asian="14pt"/>
    </style:style>
    <style:style style:name="T50" style:parent-style-name="預設段落字型" style:family="text">
      <style:text-properties style:font-name="標楷體" style:font-name-asian="標楷體" style:font-weight-complex="bold" fo:font-size="14pt" style:font-size-asian="14pt" style:font-size-complex="14pt"/>
    </style:style>
    <style:style style:name="P51" style:parent-style-name="本文" style:family="paragraph">
      <style:paragraph-properties fo:margin-top="0.0347in" fo:line-height="0.3055in" fo:margin-left="1.5743in" fo:margin-right="0.0784in" fo:text-indent="-0.2861in">
        <style:tab-stops>
          <style:tab-stop style:type="left" style:position="-0.5673in"/>
        </style:tab-stops>
      </style:paragraph-properties>
    </style:style>
    <style:style style:name="T52" style:parent-style-name="預設段落字型" style:family="text">
      <style:text-properties style:font-name="標楷體" style:font-name-asian="標楷體" fo:font-size="14pt" style:font-size-asian="14pt"/>
    </style:style>
    <style:style style:name="T53" style:parent-style-name="預設段落字型" style:family="text">
      <style:text-properties style:font-name="標楷體" style:font-name-asian="標楷體" fo:font-size="14pt" style:font-size-asian="14pt"/>
    </style:style>
    <style:style style:name="T54" style:parent-style-name="預設段落字型" style:family="text">
      <style:text-properties style:font-name="標楷體" style:font-name-asian="標楷體" style:font-weight-complex="bold" fo:font-size="14pt" style:font-size-asian="14pt" style:font-size-complex="14pt"/>
    </style:style>
    <style:style style:name="P55" style:parent-style-name="本文" style:family="paragraph">
      <style:paragraph-properties fo:margin-top="0.0347in" fo:line-height="0.3055in" fo:margin-left="1.5743in" fo:margin-right="0.0784in" fo:text-indent="-0.2861in">
        <style:tab-stops>
          <style:tab-stop style:type="left" style:position="-0.5673in"/>
        </style:tab-stops>
      </style:paragraph-properties>
      <style:text-properties style:font-name="標楷體" style:font-name-asian="標楷體" style:font-weight-complex="bold" fo:font-size="14pt" style:font-size-asian="14pt" style:font-size-complex="14pt"/>
    </style:style>
    <style:style style:name="P56" style:parent-style-name="本文" style:family="paragraph">
      <style:paragraph-properties fo:margin-top="0.0347in" fo:line-height="0.3055in" fo:margin-left="1.5743in" fo:margin-right="0.0784in" fo:text-indent="-0.2861in">
        <style:tab-stops>
          <style:tab-stop style:type="left" style:position="-0.5673in"/>
        </style:tab-stops>
      </style:paragraph-properties>
      <style:text-properties style:font-name="標楷體" style:font-name-asian="標楷體" style:font-weight-complex="bold" fo:font-size="14pt" style:font-size-asian="14pt" style:font-size-complex="14pt"/>
    </style:style>
    <style:style style:name="P57" style:parent-style-name="Textbody" style:family="paragraph">
      <style:paragraph-properties style:punctuation-wrap="simple" fo:text-align="justify" fo:margin-top="0.0347in" fo:line-height="0.3055in" fo:margin-left="0.9166in" fo:margin-right="-0.1881in" fo:text-indent="-0.5833in">
        <style:tab-stops/>
      </style:paragraph-properties>
    </style:style>
    <style:style style:name="T58" style:parent-style-name="預設段落字型" style:family="text">
      <style:text-properties style:font-name="標楷體" style:font-name-asian="標楷體" fo:font-size="14pt" style:font-size-asian="14pt"/>
    </style:style>
    <style:style style:name="T59" style:parent-style-name="預設段落字型" style:family="text">
      <style:text-properties style:font-name="標楷體" style:font-name-asian="標楷體" fo:font-size="14pt" style:font-size-asian="14pt"/>
    </style:style>
    <style:style style:name="T60" style:parent-style-name="預設段落字型" style:family="text">
      <style:text-properties style:font-name="標楷體" style:font-name-asian="標楷體" fo:font-size="14pt" style:font-size-asian="14pt"/>
    </style:style>
    <style:style style:name="T61" style:parent-style-name="預設段落字型" style:family="text">
      <style:text-properties style:font-name="標楷體" style:font-name-asian="標楷體" style:font-weight-complex="bold" fo:font-size="14pt" style:font-size-asian="14pt" style:font-size-complex="14pt"/>
    </style:style>
    <style:style style:name="P62" style:parent-style-name="Textbody" style:family="paragraph">
      <style:paragraph-properties fo:text-align="justify" fo:margin-top="0.0833in" fo:line-height="0.3055in" fo:margin-left="0.3888in" fo:text-indent="-0.3888in">
        <style:tab-stops/>
      </style:paragraph-properties>
      <style:text-properties style:font-name="標楷體" style:font-name-asian="標楷體" fo:font-size="14pt" style:font-size-asian="14pt"/>
    </style:style>
    <style:style style:name="P63" style:parent-style-name="Textbody" style:family="paragraph">
      <style:paragraph-properties style:punctuation-wrap="simple" fo:text-align="justify" fo:line-height="0.3055in" fo:margin-left="0.9166in" fo:text-indent="-0.5833in">
        <style:tab-stops/>
      </style:paragraph-properties>
      <style:text-properties style:font-name="標楷體" style:font-name-asian="標楷體" fo:font-size="14pt" style:font-size-asian="14pt"/>
    </style:style>
    <style:style style:name="P64" style:parent-style-name="Textbody" style:family="paragraph">
      <style:paragraph-properties style:punctuation-wrap="simple" fo:text-align="justify" fo:line-height="0.3055in" fo:margin-left="1.2222in" fo:text-indent="-0.3888in">
        <style:tab-stops/>
      </style:paragraph-properties>
      <style:text-properties style:font-name="標楷體" style:font-name-asian="標楷體" fo:font-size="14pt" style:font-size-asian="14pt"/>
    </style:style>
    <style:style style:name="P65" style:parent-style-name="Textbody" style:family="paragraph">
      <style:paragraph-properties style:punctuation-wrap="simple" fo:text-align="justify" fo:line-height="0.3055in" fo:margin-left="1.2222in" fo:text-indent="-0.3888in">
        <style:tab-stops/>
      </style:paragraph-properties>
      <style:text-properties style:font-name="標楷體" style:font-name-asian="標楷體" fo:font-size="14pt" style:font-size-asian="14pt"/>
    </style:style>
    <style:style style:name="P66" style:parent-style-name="Textbody" style:family="paragraph">
      <style:paragraph-properties style:punctuation-wrap="simple" fo:text-align="justify" fo:line-height="0.3055in" fo:margin-left="1.2222in" fo:text-indent="-0.3888in">
        <style:tab-stops/>
      </style:paragraph-properties>
      <style:text-properties style:font-name="標楷體" style:font-name-asian="標楷體" fo:font-size="14pt" style:font-size-asian="14pt"/>
    </style:style>
    <style:style style:name="P67" style:parent-style-name="Textbody" style:family="paragraph">
      <style:paragraph-properties style:punctuation-wrap="simple" fo:text-align="justify" fo:line-height="0.3055in" fo:margin-left="1.2222in" fo:text-indent="-0.3888in">
        <style:tab-stops/>
      </style:paragraph-properties>
      <style:text-properties style:font-name="標楷體" style:font-name-asian="標楷體" fo:font-size="14pt" style:font-size-asian="14pt"/>
    </style:style>
    <style:style style:name="P68" style:parent-style-name="Textbody" style:family="paragraph">
      <style:paragraph-properties style:punctuation-wrap="simple" fo:text-align="justify" fo:line-height="0.3055in" fo:margin-left="1.2222in" fo:text-indent="-0.3888in">
        <style:tab-stops/>
      </style:paragraph-properties>
      <style:text-properties style:font-name="標楷體" style:font-name-asian="標楷體" fo:font-size="14pt" style:font-size-asian="14pt"/>
    </style:style>
    <style:style style:name="P69" style:parent-style-name="Textbody" style:family="paragraph">
      <style:paragraph-properties style:punctuation-wrap="simple" fo:text-align="justify" fo:line-height="0.3055in" fo:margin-left="1.2222in" fo:text-indent="-0.3888in">
        <style:tab-stops/>
      </style:paragraph-properties>
      <style:text-properties style:font-name="標楷體" style:font-name-asian="標楷體" fo:font-size="14pt" style:font-size-asian="14pt"/>
    </style:style>
    <style:style style:name="P70" style:parent-style-name="Textbody" style:family="paragraph">
      <style:paragraph-properties style:punctuation-wrap="simple" fo:text-align="justify" fo:line-height="0.3055in" fo:margin-left="1.2222in" fo:text-indent="-0.3888in">
        <style:tab-stops/>
      </style:paragraph-properties>
      <style:text-properties style:font-name="標楷體" style:font-name-asian="標楷體" fo:font-size="14pt" style:font-size-asian="14pt"/>
    </style:style>
    <style:style style:name="P71" style:parent-style-name="Textbody" style:family="paragraph">
      <style:paragraph-properties style:punctuation-wrap="simple" fo:text-align="justify" fo:line-height="0.3055in" fo:margin-left="0.9166in" fo:text-indent="-0.5833in">
        <style:tab-stops/>
      </style:paragraph-properties>
      <style:text-properties style:font-name="標楷體" style:font-name-asian="標楷體" fo:font-size="14pt" style:font-size-asian="14pt"/>
    </style:style>
    <style:style style:name="P72" style:parent-style-name="Textbody" style:family="paragraph">
      <style:paragraph-properties style:punctuation-wrap="simple" fo:text-align="justify" fo:line-height="0.3055in" fo:margin-left="0.9166in" fo:text-indent="-0.5833in">
        <style:tab-stops/>
      </style:paragraph-properties>
      <style:text-properties style:font-name="標楷體" style:font-name-asian="標楷體" fo:font-size="14pt" style:font-size-asian="14pt"/>
    </style:style>
    <style:style style:name="P73" style:parent-style-name="Textbody" style:family="paragraph">
      <style:paragraph-properties style:punctuation-wrap="simple" fo:text-align="justify" fo:line-height="0.3055in" fo:margin-left="0.9166in" fo:text-indent="-0.5833in">
        <style:tab-stops/>
      </style:paragraph-properties>
      <style:text-properties style:font-name="標楷體" style:font-name-asian="標楷體" fo:font-size="14pt" style:font-size-asian="14pt"/>
    </style:style>
    <style:style style:name="P74" style:parent-style-name="Textbody" style:family="paragraph">
      <style:paragraph-properties style:punctuation-wrap="simple" fo:text-align="justify" fo:line-height="0.3055in" fo:margin-left="0.9166in" fo:text-indent="-0.5833in">
        <style:tab-stops/>
      </style:paragraph-properties>
      <style:text-properties style:font-name="標楷體" style:font-name-asian="標楷體" fo:font-size="14pt" style:font-size-asian="14pt"/>
    </style:style>
    <style:style style:name="P75" style:parent-style-name="Textbody" style:family="paragraph">
      <style:paragraph-properties fo:text-align="justify" fo:margin-top="0.0833in" fo:line-height="0.3055in" fo:margin-left="0.5833in" fo:text-indent="-0.5833in">
        <style:tab-stops/>
      </style:paragraph-properties>
      <style:text-properties style:font-name="標楷體" style:font-name-asian="標楷體" fo:font-size="14pt" style:font-size-asian="14pt"/>
    </style:style>
    <style:style style:name="P76" style:parent-style-name="Textbody" style:family="paragraph">
      <style:paragraph-properties fo:text-align="justify" fo:line-height="0.3055in" fo:margin-left="1.0833in" fo:text-indent="-0.5833in">
        <style:tab-stops/>
      </style:paragraph-properties>
      <style:text-properties style:font-name="標楷體" style:font-name-asian="標楷體" fo:font-size="14pt" style:font-size-asian="14pt"/>
    </style:style>
    <style:style style:name="P77" style:parent-style-name="Textbody" style:family="paragraph">
      <style:paragraph-properties fo:text-align="justify" fo:line-height="0.3055in" fo:margin-left="1.0833in" fo:text-indent="-0.5833in">
        <style:tab-stops/>
      </style:paragraph-properties>
      <style:text-properties style:font-name="標楷體" style:font-name-asian="標楷體" fo:font-size="14pt" style:font-size-asian="14pt"/>
    </style:style>
    <style:style style:name="P78" style:parent-style-name="Textbody" style:family="paragraph">
      <style:paragraph-properties fo:text-align="justify" fo:line-height="0.3055in" fo:margin-left="1.0833in" fo:text-indent="-0.5833in">
        <style:tab-stops/>
      </style:paragraph-properties>
      <style:text-properties style:font-name="標楷體" style:font-name-asian="標楷體" fo:font-size="14pt" style:font-size-asian="14pt"/>
    </style:style>
    <style:style style:name="P79" style:parent-style-name="Textbody" style:family="paragraph">
      <style:paragraph-properties fo:text-align="justify" fo:line-height="0.3055in" fo:margin-left="1.0833in" fo:text-indent="-0.5833in">
        <style:tab-stops/>
      </style:paragraph-properties>
      <style:text-properties style:font-name="標楷體" style:font-name-asian="標楷體" fo:font-size="14pt" style:font-size-asian="14pt"/>
    </style:style>
    <style:style style:name="P80" style:parent-style-name="Textbody" style:family="paragraph">
      <style:paragraph-properties fo:text-align="justify" fo:line-height="0.3055in" fo:margin-left="1.0833in" fo:text-indent="-0.5833in">
        <style:tab-stops/>
      </style:paragraph-properties>
      <style:text-properties style:font-name="標楷體" style:font-name-asian="標楷體" fo:font-size="14pt" style:font-size-asian="14pt"/>
    </style:style>
    <style:style style:name="P81" style:parent-style-name="Textbody" style:family="paragraph">
      <style:paragraph-properties fo:text-align="justify" fo:line-height="0.3055in" fo:margin-left="1.0833in" fo:text-indent="-0.5833in">
        <style:tab-stops/>
      </style:paragraph-properties>
      <style:text-properties style:font-name="標楷體" style:font-name-asian="標楷體" fo:font-size="14pt" style:font-size-asian="14pt"/>
    </style:style>
    <style:style style:name="P82" style:parent-style-name="Textbody" style:family="paragraph">
      <style:paragraph-properties fo:text-align="justify" fo:line-height="0.3055in" fo:margin-left="1.0833in" fo:text-indent="-0.5833in">
        <style:tab-stops/>
      </style:paragraph-properties>
      <style:text-properties style:font-name="標楷體" style:font-name-asian="標楷體" fo:font-size="14pt" style:font-size-asian="14pt"/>
    </style:style>
    <style:style style:name="P83" style:parent-style-name="Textbody" style:family="paragraph">
      <style:paragraph-properties fo:text-align="justify" fo:line-height="0.3055in" fo:margin-left="1.0833in" fo:text-indent="-0.5833in">
        <style:tab-stops/>
      </style:paragraph-properties>
      <style:text-properties style:font-name="標楷體" style:font-name-asian="標楷體" fo:font-size="14pt" style:font-size-asian="14pt"/>
    </style:style>
    <style:style style:name="P84" style:parent-style-name="Textbody" style:family="paragraph">
      <style:paragraph-properties fo:text-align="justify" fo:line-height="0.3055in" fo:margin-left="1.0833in" fo:text-indent="-0.5833in">
        <style:tab-stops/>
      </style:paragraph-properties>
      <style:text-properties style:font-name="標楷體" style:font-name-asian="標楷體" fo:font-size="14pt" style:font-size-asian="14pt"/>
    </style:style>
    <style:style style:name="P85" style:parent-style-name="Textbody" style:family="paragraph">
      <style:paragraph-properties fo:text-align="justify" fo:line-height="0.3055in" fo:margin-left="1.0833in" fo:text-indent="-0.5833in">
        <style:tab-stops/>
      </style:paragraph-properties>
      <style:text-properties style:font-name="標楷體" style:font-name-asian="標楷體" fo:font-size="14pt" style:font-size-asian="14pt"/>
    </style:style>
    <style:style style:name="P86" style:parent-style-name="Textbody" style:family="paragraph">
      <style:paragraph-properties fo:text-align="justify" fo:line-height="0.3055in" fo:margin-left="1.0833in" fo:margin-right="-0.3833in" fo:text-indent="-0.5833in">
        <style:tab-stops/>
      </style:paragraph-properties>
      <style:text-properties style:font-name="標楷體" style:font-name-asian="標楷體" fo:font-size="14pt" style:font-size-asian="14pt"/>
    </style:style>
    <style:style style:name="P87" style:parent-style-name="Textbody" style:family="paragraph">
      <style:paragraph-properties fo:text-align="justify" fo:line-height="0.3055in" fo:margin-left="1.0833in" fo:text-indent="-0.5833in">
        <style:tab-stops/>
      </style:paragraph-properties>
      <style:text-properties style:font-name="標楷體" style:font-name-asian="標楷體" fo:font-size="14pt" style:font-size-asian="14pt"/>
    </style:style>
    <style:style style:name="P88" style:parent-style-name="Textbody" style:family="paragraph">
      <style:paragraph-properties fo:text-align="justify" fo:line-height="0.3055in" fo:margin-left="1.0833in" fo:text-indent="-0.5833in">
        <style:tab-stops/>
      </style:paragraph-properties>
      <style:text-properties style:font-name="標楷體" style:font-name-asian="標楷體" fo:font-size="14pt" style:font-size-asian="14pt"/>
    </style:style>
    <style:style style:name="P89" style:parent-style-name="Textbody" style:family="paragraph">
      <style:paragraph-properties fo:text-align="justify" fo:margin-top="0.0833in" fo:line-height="0.3055in" fo:margin-left="0.5833in" fo:text-indent="-0.5833in">
        <style:tab-stops/>
      </style:paragraph-properties>
      <style:text-properties style:font-name="標楷體" style:font-name-asian="標楷體" fo:font-size="14pt" style:font-size-asian="14pt"/>
    </style:style>
    <style:style style:name="P90" style:parent-style-name="Textbody" style:family="paragraph">
      <style:paragraph-properties fo:line-height="0.3333in" fo:margin-left="0.7381in" fo:text-indent="-0.7381in">
        <style:tab-stops/>
      </style:paragraph-properties>
      <style:text-properties style:font-name="標楷體" style:font-name-asian="標楷體"/>
    </style:style>
  </office:automatic-styles>
  <office:body>
    <office:text text:use-soft-page-breaks="true">
      <text:p text:style-name="P1">經濟部商業服務業節能設備汰換補助要點部分規定修正規定</text:p>
      <text:p text:style-name="P3">四、本要點補助項目之購買期間、回收證明文件期間及申請補助期間，由本部於辦理補助年度另行公告之。</text:p>
      <text:p text:style-name="P4">當年度公告之補助購買期間屆滿前，如補助經費即將用罄，本部得公告終止補助及提前截止受理申請補助。</text:p>
      <text:p text:style-name="P5">六、本要點補助汰換節能設備之項目及補助額度計算方式：</text:p>
      <text:p text:style-name="P6"><text:span text:style-name="T7">（一）下列經本部核准登錄能源效率分級標示為一級之新品</text:span><text:span text:style-name="T8">(</text:span><text:a xlink:href="https://ranking.energylabel.org.tw/" office:target-frame-name="_top" xlink:show="replace"><text:span text:style-name="T9">https://ranking.energylabel.org.tw</text:span></text:a><text:span text:style-name="T10">)</text:span><text:span text:style-name="T11">：</text:span></text:p>
      <text:p text:style-name="P12"><text:span text:style-name="T13">１、節能設備：空調</text:span><text:span text:style-name="T14">(</text:span><text:span text:style-name="T15">無風管空氣調節機</text:span><text:span text:style-name="T16">)</text:span><text:span text:style-name="T17">、電冰箱及瓦斯爐</text:span><text:span text:style-name="T18">(</text:span><text:span text:style-name="T19">燃氣台爐</text:span><text:span text:style-name="T20">)</text:span><text:span text:style-name="T21">項目</text:span><text:span text:style-name="T22">。</text:span></text:p>
      <text:p text:style-name="P23"><text:span text:style-name="T24">２、補助額度：每單項設備補助含稅購置金額百分之五十，惟不得超過各項目之補助上限</text:span><text:span text:style-name="T25">：</text:span></text:p>
      <text:p text:style-name="P26">(1)空調：每臺以其額定冷氣能力每瓩（kW）補助新臺幣二千五百元為補助上限。</text:p>
      <text:p text:style-name="P27">(2)電冰箱：每臺以新臺幣三千元為補助上限。</text:p>
      <text:p text:style-name="P28">(3)瓦斯爐：每臺以新臺幣二千元為補助上限。</text:p>
      <text:p text:style-name="P29"><text:span text:style-name="T30">（二）下列經本部能源署核發節能標章效期內之新品（</text:span><text:span text:style-name="T31">https://www.energylabel.org.tw</text:span><text:span text:style-name="T32">）</text:span><text:span text:style-name="T33">：</text:span></text:p>
      <text:p text:style-name="P34"><text:span text:style-name="T35">１、節能設備：照明燈具</text:span><text:span text:style-name="T36">(</text:span><text:span text:style-name="T37">發光二極體平板燈具、天井燈、筒燈暨嵌燈、出口及避難指示燈、室內照明燈具、室內停車場智慧照明、開放型燈具項目</text:span><text:span text:style-name="T38">)</text:span><text:span text:style-name="T39">、冷凍櫃</text:span><text:span text:style-name="T40">(</text:span><text:span text:style-name="T41">箱</text:span><text:span text:style-name="T42">)</text:span><text:span text:style-name="T43">及熱水器</text:span><text:span text:style-name="T44">(</text:span><text:span text:style-name="T45">空氣源式熱泵熱水器</text:span><text:span text:style-name="T46">)</text:span><text:span text:style-name="T47">。</text:span></text:p>
      <text:p text:style-name="P48"><text:span text:style-name="T49">２、補助額度：每單項設備補助含稅購置金額百分之五十，惟不得超過各項目之補助上限</text:span><text:span text:style-name="T50">：</text:span></text:p>
      <text:p text:style-name="P51"><text:span text:style-name="T52">(1)</text:span><text:span text:style-name="T53">照明燈具：每具以新臺幣五百元為補助上限</text:span><text:span text:style-name="T54">。</text:span></text:p>
      <text:p text:style-name="P55">(2)冷凍櫃(箱)：每臺以新臺幣八千元為補助上限。</text:p>
      <text:p text:style-name="P56">(3)熱水器：每臺以額定加熱能力每瓩（kW）補助新臺幣五千元為補助上限。</text:p>
      <text:p text:style-name="P57"><text:span text:style-name="T58">（三）每一申請單位補助設備當年度合計以新臺幣五十萬元為補助上限；申請單位如以總公司（機構）或分公司</text:span><text:span text:style-name="T59">(</text:span><text:span text:style-name="T60">機構）分別提出申請，同一公司（機構）補助金額合計以新臺幣五百萬元為上限</text:span><text:span text:style-name="T61">。</text:span></text:p>
      <text:p text:style-name="P62">七、申請單位應於購置節能設備安裝完成後，於本部公告之補助網站線上申請，應備<text:soft-page-break/>文件及作業程序如下：</text:p>
      <text:p text:style-name="P63">（一）應備文件：</text:p>
      <text:p text:style-name="P64">１、申請書（如附件三）並加蓋申請單位及代表人印章。</text:p>
      <text:p text:style-name="P65">２、公司、商業、有限合夥之登記證明、法人設立證書、營業（稅籍）登記證明或其他足資證明從事商業服務業之證明文件。</text:p>
      <text:p text:style-name="P66">３、汰換及換裝節能設備施（完）工證明文件。</text:p>
      <text:p text:style-name="P67">４、載有購買節能設備品名、型號及以申請單位為買受人之統一發票收執聯。發票日期須於當年度公告之補助購買期間內。</text:p>
      <text:p text:style-name="P68">５、節能設備安裝地點之最近一期台電公司電費單，該安裝地點應與申請單位用電地址相同。</text:p>
      <text:p text:style-name="P69">６、申請空調及電冰箱項目補助者，依環境部廢四機回收體系進行處理，檢附廢四機回收聯單第三聯；若汰換設備非前述回收範圍，申請單位應將汰換設備送至合法回收業者後，檢附合法回收切結證明書（如附件四）。回收證明文件日期須於當年度公告之回收證明文件期間內。</text:p>
      <text:p text:style-name="P70">７、載有申請單位戶名之金融機構存摺封面；屬獨資商號或類似性質者，得檢附負責人存摺。</text:p>
      <text:p text:style-name="P71">（二）未依前款規定上傳應備文件、未用印或缺漏，視為文件不齊備，得於線上系統退件不予受理；受理後，經審查需補正者，應於補正之電子郵件通知寄達次日起七日內補正。如無法補正、屆期未補正或補正不完全者，駁回申請。</text:p>
      <text:p text:style-name="P72">（三）申請補助案件依申請編號進行審查，並將審查結果通知申請單位。</text:p>
      <text:p text:style-name="P73">（四）經審查合格後一次撥付至申請單位指定之帳戶。</text:p>
      <text:p text:style-name="P74">（五）補助經費餘額如不足提供最後一個序位獲得補助之申請單位補助金額時，本部得依所剩餘經費額度核定其補助金額。</text:p>
      <text:p text:style-name="P75">十二、申請案件有下列各款情形之一者，本部不予補助；經補助者，得撤銷或廢止補助，並追回已撥付之全部或部分補助金額：</text:p>
      <text:p text:style-name="P76">（一）申請人資格或申請補助產品安裝使用地點不符第五點及第七點規定。</text:p>
      <text:p text:style-name="P77">（二）以詐欺或其他不正方式申請補助，或申請文件有虛偽、隱匿等不實情事。</text:p>
      <text:p text:style-name="P78">（三）購置節能設備不符第六點規定。</text:p>
      <text:p text:style-name="P79">（四）購置安裝或執行情形與申請書所載內容不符，而影響補助目的。</text:p>
      <text:p text:style-name="P80">（五）申請日期晚於本部公告之申請補助期間或提前截止受理申請日。</text:p>
      <text:p text:style-name="P81">（六）申請補助產品之統一發票開立日期或所汰換舊產品之廢四機回收聯單回收日期非於本部公告之期間內。</text:p>
      <text:p text:style-name="P82">（七）申請文件有缺漏，經通知補正，逾期未補正或補正不完全。</text:p>
      <text:soft-page-break/>
      <text:p text:style-name="P83">（八）向二個以上機關申請同一補助；或同一補助項目已獲本要點或其他政府機關相關補助款。</text:p>
      <text:p text:style-name="P84">（九）經查證有未安裝使用、囤積、轉賣或無故拆除之情事。</text:p>
      <text:p text:style-name="P85">（十）未配合本部查核。</text:p>
      <text:p text:style-name="P86">（十一）未依規定妥善保存，致申請補助相關會計文件有毀損、滅失等情事。</text:p>
      <text:p text:style-name="P87">（十二）其他不符合本要點規定或本部公告禁止之情事。</text:p>
      <text:p text:style-name="P88">（十三）違反其他相關法令規定且情節重大。</text:p>
      <text:p text:style-name="P89"/>
      <text:p text:style-name="P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true"/>
    </style:style>
    <style:style style:name="預設段落字型" style:display-name="預設段落字型" style:family="text"/>
    <style:style style:name="Standard" style:display-name="Standard" style:family="paragraph">
      <style:text-properties fo:hyphenate="true"/>
    </style:style>
    <style:style style:name="Textbody" style:display-name="Text body" style:family="paragraph">
      <style:paragraph-properties fo:widows="0" fo:orphans="0"/>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頁首" style:display-name="頁首" style:family="paragraph" style:parent-style-name="Textbody">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Textbody">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清單段落" style:display-name="清單段落" style:family="paragraph" style:parent-style-name="Textbody">
      <style:text-properties style:letter-kerning="false" fo:font-size="11pt" style:font-size-asian="11pt" style:language-asian="en" style:country-asian="US" fo:hyphenate="false"/>
    </style:style>
    <style:style style:name="TableParagraph" style:display-name="Table Paragraph" style:family="paragraph" style:parent-style-name="Textbody">
      <style:text-properties style:letter-kerning="false" fo:font-size="11pt" style:font-size-asian="11pt" style:language-asian="en" style:country-asian="US"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style:letter-kerning="false" style:font-size-complex="12pt" fo:hyphenate="false"/>
    </style:style>
    <style:style style:name="本文" style:display-name="本文" style:family="paragraph" style:parent-style-name="Textbody">
      <style:paragraph-properties fo:widows="2" fo:orphans="2"/>
      <style:text-properties style:font-name="Times New Roman" style:letter-kerning="false" fo:font-size="16pt" style:font-size-asian="16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字元" style:display-name="頁尾 字元" style:family="text" style:parent-style-name="預設段落字型">
      <style:text-properties fo:font-size="10pt" style:font-size-asian="10pt" style:font-size-complex="10pt"/>
    </style:style>
    <style:style style:name="本文字元" style:display-name="本文 字元" style:family="text" style:parent-style-name="預設段落字型">
      <style:text-properties style:font-name="Times New Roman" style:font-name-asian="新細明體" style:font-name-complex="Times New Roman" style:letter-kerning="false" fo:font-size="16pt" style:font-size-asian="16pt" style:font-size-complex="10pt"/>
    </style:style>
    <style:style style:name="超連結" style:display-name="超連結" style:family="text">
      <style:text-properties fo:color="#000080" style:text-underline-type="single" style:text-underline-style="solid" style:text-underline-width="auto" style:text-underline-mode="continuous" style:text-underline-color="font-color"/>
    </style:style>
    <style:style style:name="未解析的提及" style:display-name="未解析的提及" style:family="text" style:parent-style-name="預設段落字型">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777in" fo:page-height="11.7013in" style:print-orientation="portrait" fo:margin-top="0.5in" fo:margin-left="0.5in" fo:margin-bottom="0.3937in" fo:margin-right="0.5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style:style style:name="P2" style:parent-style-name="頁尾" style:family="paragraph">
      <style:paragraph-properties fo:text-align="center"/>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陳昱竹</meta:initial-creator>
    <dc:creator>倪嘉駿</dc:creator>
    <meta:creation-date>2025-03-10T06:52:00Z</meta:creation-date>
    <dc:date>2025-03-10T06:52:00Z</dc:date>
    <meta:print-date>2025-01-17T16:10:00Z</meta:print-date>
    <meta:template xlink:href="Normal" xlink:type="simple"/>
    <meta:editing-cycles>2</meta:editing-cycles>
    <meta:editing-duration>PT60S</meta:editing-duration>
    <meta:document-statistic meta:page-count="3" meta:paragraph-count="3" meta:word-count="281" meta:character-count="1883" meta:row-count="13" meta:non-whitespace-character-count="1605"/>
  </office:meta>
</office:document-meta>
</file>